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5E0000005E473949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3.2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45cm" fo:min-width="6.3cm"/>
    </style:style>
    <style:style style:name="gr5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800000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1.031cm" fo:margin-right="0cm" fo:text-indent="0cm"/>
      <style:text-properties fo:color="#800000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color="#800000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family="'Liberation Sans'" style:font-style-name="Regular" style:font-family-generic="swiss" fo:font-size="20pt" fo:font-weight="normal" style:font-family-asian="'Liberation Sans'" style:font-style-name-asian="Regular" style:font-family-generic-asian="swiss" style:font-size-asian="20pt" style:font-weight-asian="normal" style:font-family-complex="'Liberation Sans'" style:font-style-name-complex="Regular" style:font-family-generic-complex="swiss" style:font-size-complex="20pt" style:font-weight-complex="normal"/>
    </style:style>
    <style:style style:name="T4" style:family="text">
      <style:text-properties style:text-position="sub 58%" fo:font-family="'Liberation Sans'" style:font-style-name="Regular" style:font-family-generic="swiss" fo:font-size="20pt" fo:font-weight="normal" style:font-family-asian="'Liberation Sans'" style:font-style-name-asian="Regular" style:font-family-generic-asian="swiss" style:font-size-asian="20pt" style:font-weight-asian="normal" style:font-family-complex="'Liberation Sans'" style:font-style-name-complex="Regular" style:font-family-generic-complex="swiss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a">
        <style:list-level-properties/>
        <style:text-properties fo:color="#800000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fo:color="#800000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fo:color="#800000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fo:color="#800000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fo:color="#800000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fo:color="#800000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fo:color="#800000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fo:color="#800000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fo:color="#800000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fo:color="#800000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space-before="-0.962cm" text:min-label-width="0.962cm"/>
        <style:text-properties fo:color="#800000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fo:color="#800000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fo:color="#800000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fo:color="#800000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fo:color="#800000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fo:color="#800000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fo:color="#800000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fo:color="#800000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fo:color="#800000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fo:color="#8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4cm" svg:height="10.2cm" svg:x="3.9cm" svg:y="4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3.712cm" svg:height="1.195cm" svg:x="5.688cm" svg:y="8.805cm">
          <draw:text-box>
            <text:p text:style-name="P2"><text:span text:style-name="T1">System</text:span></text:p>
          </draw:text-box>
        </draw:frame>
        <draw:frame draw:style-name="gr3" draw:text-style-name="P2" draw:layer="layout" svg:width="6.048cm" svg:height="1.195cm" svg:x="5.16cm" svg:y="1.8cm">
          <draw:text-box>
            <text:p text:style-name="P2"><text:span text:style-name="T1">Surroundings</text:span></text:p>
          </draw:text-box>
        </draw:frame>
        <draw:frame draw:style-name="gr4" draw:text-style-name="P2" draw:layer="layout" svg:width="9.6cm" svg:height="6.595cm" svg:x="17cm" svg:y="9.805cm">
          <draw:text-box>
            <text:p text:style-name="P2"><text:span text:style-name="T1">Inside the System</text:span></text:p>
            <text:list text:style-name="L3">
              <text:list-item>
                <text:p text:style-name="P3"><text:span text:style-name="T2">Material: phases (p) and components (I)</text:span></text:p>
              </text:list-item>
              <text:list-item>
                <text:p text:style-name="P3"><text:span text:style-name="T2">Extensive Properties: E, H, S, G, V, etc</text:span></text:p>
              </text:list-item>
              <text:list-item>
                <text:p text:style-name="P3"><text:span text:style-name="T2">Intensive Properties: T, P, </text:span><text:span text:style-name="T3">μ</text:span><text:span text:style-name="T4">i</text:span></text:p>
              </text:list-item>
            </text:list>
          </draw:text-box>
        </draw:frame>
        <draw:frame draw:style-name="gr3" draw:text-style-name="P4" draw:layer="layout" svg:width="7.229cm" svg:height="2.139cm" svg:x="0.771cm" svg:y="18.261cm">
          <draw:text-box>
            <text:p text:style-name="P4"><text:span text:style-name="T1">Boundary of the </text:span></text:p>
            <text:p text:style-name="P4"><text:span text:style-name="T1">System</text:span></text:p>
          </draw:text-box>
        </draw:frame>
        <draw:custom-shape draw:style-name="gr5" draw:text-style-name="P1" draw:layer="layout" svg:width="13.492cm" svg:height="14.431cm" svg:x="1.00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.8cm" svg:y1="18.261cm" svg:x2="6.8cm" svg:y2="14.339cm">
          <text:p/>
        </draw:line>
        <draw:line draw:style-name="gr7" draw:text-style-name="P1" draw:layer="layout" svg:x1="16.8cm" svg:y1="12.8cm" svg:x2="8.8cm" svg:y2="10.8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ky" xlink:href="Pictures/100000000000005E0000005E4739492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bitmap" draw:fill-color="#ffffff" draw:fill-image-name="Sky" draw:opacity="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2-12-14T00:03:40</meta:creation-date>
    <dc:date>2012-12-14T15:58:16</dc:date>
    <dc:creator>Jeff Gomes</dc:creator>
    <meta:editing-duration>PT15H37M23S</meta:editing-duration>
    <meta:editing-cycles>3</meta:editing-cycles>
    <meta:generator>LibreOffice/3.5$Linux_X86_64 LibreOffice_project/350m1$Build-2</meta:generator>
    <meta:document-statistic meta:object-count="31"/>
  </office:meta>
</office:document-meta>
</file>